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8d250"/>
    </style:style>
    <style:style style:name="T2" style:family="text">
      <style:text-properties style:font-name="serif" fo:font-size="11.25pt"/>
    </style:style>
    <style:style style:name="T3" style:family="text">
      <style:text-properties style:font-name="serif" fo:font-size="11.25pt" officeooo:rsid="0018d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4.4. Diferencias entre reflexión y dispersión.</text:p>
      <text:p text:style-name="Standard"/>
      <text:p text:style-name="Standard"><text:tab/><text:span text:style-name="T1">Reflexión se </text:span><text:span text:style-name="T2">producirse cuando la señal se encuentra con obstáculos muy pequeños. La lluvia, la niebla o el granizo producen este tipo de interferencia. </text:span><text:span text:style-name="T3">Y dispersión se produce cuando la señal divide su camino, haciendo así que se bordeen los </text:span><text:span text:style-name="T2">obstáculos encontrados y llegando al destino desde diferentes puntos con desfase.</text:span></text:p>
      <text:p text:style-name="Standard"><text:span text:style-name="T3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5T15:40:26.239883477</meta:creation-date>
    <dc:date>2019-10-25T16:09:16.252915621</dc:date>
    <dc:creator>I116-05 </dc:creator>
    <meta:editing-duration>PT28M55S</meta:editing-duration>
    <meta:editing-cycles>1</meta:editing-cycles>
    <meta:document-statistic meta:table-count="0" meta:image-count="0" meta:object-count="0" meta:page-count="1" meta:paragraph-count="2" meta:word-count="57" meta:character-count="373" meta:non-whitespace-character-count="317"/>
    <meta:generator>LibreOffice/6.0.4.1$Linux_X86_64 LibreOffice_project/00m0$Build-1</meta:generator>
  </office:meta>
</office:document-meta>
</file>